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2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1-0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7-07-27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6-1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6-11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6-10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6-05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5-09-1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5-06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5-03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4-10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4-06-1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3-09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3-06-1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2-11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2-07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2-04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11-0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3688" calcext:value-type="float">
            <text:p>-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1-05-1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0-09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0-06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1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1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11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11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10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09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07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692</text:p>
          </table:table-cell>
          <table:table-cell office:value-type="string" calcext:value-type="string">
            <text:p>KRET nr La Salle, Lake Hanska</text:p>
          </table:table-cell>
          <table:table-cell office:value-type="string" calcext:value-type="string">
            <text:p>2009-05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54" meta:object-count="0"/>
    <meta:user-defined meta:name="AppVersion">3.0</meta:user-defined>
  </office:meta>
</office:document-meta>
</file>